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83cm" fo:min-width="6.866cm"/>
    </style:style>
    <style:style style:name="gr3" style:family="graphic" style:parent-style-name="standard">
      <style:graphic-properties draw:textarea-horizontal-align="justify" draw:textarea-vertical-align="middle" draw:auto-grow-height="false" fo:min-height="4.83cm" fo:min-width="8.644cm"/>
    </style:style>
    <style:style style:name="gr4" style:family="graphic" style:parent-style-name="standard">
      <style:graphic-properties draw:fill-color="#ff3333" draw:textarea-horizontal-align="justify" draw:textarea-vertical-align="middle" draw:auto-grow-height="false" fo:min-height="1.368cm" fo:min-width="1.118cm"/>
    </style:style>
    <style:style style:name="gr5" style:family="graphic" style:parent-style-name="standard">
      <style:graphic-properties draw:fill-color="#ff3333" draw:textarea-horizontal-align="justify" draw:textarea-vertical-align="middle" draw:auto-grow-height="false" fo:min-height="1.368cm" fo:min-width="1.118cm" draw:shadow="hidden"/>
    </style:style>
    <style:style style:name="gr6" style:family="graphic" style:parent-style-name="standard">
      <style:graphic-properties draw:stroke="none" draw:fill="solid" draw:fill-color="#000000" draw:textarea-horizontal-align="justify" draw:textarea-vertical-align="middle" draw:auto-grow-height="false" fo:min-height="1.368cm" fo:min-width="1.118cm" draw:shadow="hidden"/>
    </style:style>
    <style:style style:name="gr7" style:family="graphic" style:parent-style-name="standard">
      <style:graphic-properties svg:stroke-width="0.106cm" draw:marker-start="Arrow" draw:marker-start-width="0.358cm" draw:marker-end="Arrow" draw:marker-end-width="0.358cm" draw:fill-color="#ffff00" draw:textarea-vertical-align="middle" fo:padding-top="0.177cm" fo:padding-bottom="0.177cm" fo:padding-left="0.302cm" fo:padding-right="0.302cm"/>
    </style:style>
    <style:style style:name="gr8" style:family="graphic" style:parent-style-name="objectwithoutfill">
      <style:graphic-properties draw:marker-end="Arrow" draw:marker-end-width="0.3cm" draw:fill="none" draw:textarea-vertical-align="middl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3.17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start"/>
    </style:style>
    <style:style style:name="P4" style:family="paragraph">
      <style:paragraph-properties style:text-autospace="none"/>
    </style:style>
    <style:style style:name="P5" style:family="paragraph">
      <style:text-properties fo:font-size="16pt" style:font-size-asian="16pt" style:font-size-complex="16pt"/>
    </style:style>
    <style:style style:name="P6" style:family="paragraph">
      <style:paragraph-properties style:text-autospace="none"/>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style:text-outline="false" style:text-line-through-style="none" style:text-line-through-type="none" style:font-name="Courier New1" fo:font-size="16pt" fo:text-shadow="none" style:text-underline-style="none" style:letter-kerning="true" style:font-name-asian="Courier New1" style:font-size-asian="16pt" style:font-name-complex="Courier New1" style:font-size-complex="16pt" style:text-emphasize="none" style:font-relief="none" style:text-overline-style="none" style:text-overline-color="font-color"/>
    </style:style>
    <style:style style:name="T3" style:family="text">
      <style:text-properties fo:color="#660e7a" style:text-outline="false" style:text-line-through-style="none" style:text-line-through-type="none" style:font-name="Courier New1" fo:font-size="16pt" fo:text-shadow="none" style:text-underline-style="none" style:letter-kerning="true" style:font-name-asian="Courier New1" style:font-size-asian="16pt" style:font-name-complex="Courier New1" style:font-size-complex="16pt"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Courier New1" fo:font-size="16pt" fo:text-shadow="none" style:text-underline-style="none" style:letter-kerning="true" style:font-name-asian="Courier New1" style:font-size-asian="16pt" style:font-name-complex="Courier New1" style:font-size-complex="16pt" style:text-emphasize="none" style:font-relief="none" style:text-overline-style="none" style:text-overline-color="font-color"/>
    </style:style>
    <style:style style:name="T5" style:family="text">
      <style:text-properties fo:color="#000080" style:text-outline="false" style:text-line-through-style="none" style:text-line-through-type="none" style:font-name="Courier New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 style:family="text">
      <style:text-properties fo:color="#808080" style:text-outline="false" style:text-line-through-style="none" style:text-line-through-type="none" style:font-name="Courier New1" fo:font-size="16pt" fo:font-style="italic" fo:text-shadow="none" style:text-underline-style="none" style:letter-kerning="true" style:font-name-asian="Courier New1" style:font-size-asian="16pt" style:font-style-asian="italic" style:font-name-complex="Courier New1" style:font-size-complex="16pt" style:font-style-complex="italic" style:text-emphasize="none" style:font-relief="none" style:text-overline-style="none" style:text-overline-color="font-color"/>
    </style:style>
    <style:style style:name="T7" style:family="text">
      <style:text-properties fo:color="#0000ff" style:text-outline="false" style:text-line-through-style="none" style:text-line-through-type="none" style:font-name="Courier New1" fo:font-size="16pt" fo:text-shadow="none" style:text-underline-style="none" style:letter-kerning="true" style:font-name-asian="Courier New1" style:font-size-asian="16pt" style:font-name-complex="Courier New1" style:font-size-complex="16pt" style:text-emphasize="none" style:font-relief="none" style:text-overline-style="none" style:text-overline-color="font-color"/>
    </style:style>
    <style:style style:name="T8" style:family="text">
      <style:text-properties fo:color="#000080" style:text-outline="false" style:text-line-through-style="none" style:text-line-through-type="none" style:font-name="Courier New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9" style:family="text">
      <style:text-properties fo:color="#000080" style:text-outline="false" style:text-line-through-style="none" style:text-line-through-type="none" style:font-name="Courier New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Courier New1" fo:font-size="16pt" fo:font-style="normal" fo:text-shadow="none" style:text-underline-style="none" style:letter-kerning="true" style:font-name-asian="Courier New1" style:font-size-asian="16pt" style:font-style-asian="normal" style:font-name-complex="Courier New1" style:font-size-complex="16pt" style:font-style-complex="normal" style:text-emphasize="none" style:font-relief="none" style:text-overline-style="none" style:text-overline-color="font-color"/>
    </style:style>
    <style:style style:name="T11" style:family="text">
      <style:text-properties fo:color="#660e7a" style:text-outline="false" style:text-line-through-style="none" style:text-line-through-type="none" style:font-name="Courier New1" fo:font-size="16pt" fo:font-style="normal" fo:text-shadow="none" style:text-underline-style="none" style:letter-kerning="true" style:font-name-asian="Courier New1" style:font-size-asian="16pt" style:font-style-asian="normal" style:font-name-complex="Courier New1" style:font-size-complex="16pt" style:font-style-complex="normal" style:text-emphasize="none" style:font-relief="none" style:text-overline-style="none" style:text-overline-color="font-color"/>
    </style:style>
    <style:style style:name="T12" style:family="text">
      <style:text-properties fo:color="#000080" style:text-outline="false" style:text-line-through-style="none" style:text-line-through-type="none" style:font-name="Courier New1" fo:font-size="13pt" fo:text-shadow="none" style:text-underline-style="none" fo:font-weight="bold" style:letter-kerning="true" style:font-name-asian="Courier New1" style:font-size-asian="13pt" style:font-weight-asian="bold" style:font-name-complex="Courier New1" style:font-size-complex="13pt" style:font-weight-complex="bold"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Courier New1" fo:font-size="13pt" fo:text-shadow="none" style:text-underline-style="none" style:letter-kerning="true" style:font-name-asian="Courier New1" style:font-size-asian="13pt" style:font-name-complex="Courier New1" style:font-size-complex="13pt" style:text-emphasize="none" style:font-relief="none" style:text-overline-style="none" style:text-overline-color="font-color"/>
    </style:style>
    <style:style style:name="T14" style:family="text">
      <style:text-properties fo:color="#0000ff" style:text-outline="false" style:text-line-through-style="none" style:text-line-through-type="none" style:font-name="Courier New1" fo:font-size="13pt" fo:text-shadow="none" style:text-underline-style="none" style:letter-kerning="true" style:font-name-asian="Courier New1" style:font-size-asian="13pt" style:font-name-complex="Courier New1" style:font-size-complex="13pt"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Courier New1" fo:font-size="13pt" fo:text-shadow="none" style:text-underline-style="none" fo:font-weight="normal" style:letter-kerning="true" style:font-name-asian="Courier New1" style:font-size-asian="13pt" style:font-weight-asian="normal" style:font-name-complex="Courier New1" style:font-size-complex="13pt" style:font-weight-complex="normal" style:text-emphasize="none" style:font-relief="none" style:text-overline-style="none" style:text-overline-color="font-color"/>
    </style:style>
    <style:style style:name="T16" style:family="text">
      <style:text-properties fo:color="#808080" style:text-outline="false" style:text-line-through-style="none" style:text-line-through-type="none" style:font-name="Courier New1" fo:font-size="13pt" fo:font-style="italic" fo:text-shadow="none" style:text-underline-style="none" fo:font-weight="normal" style:letter-kerning="true" style:font-name-asian="Courier New1" style:font-size-asian="13pt" style:font-style-asian="italic" style:font-weight-asian="normal" style:font-name-complex="Courier New1" style:font-size-complex="13pt" style:font-style-complex="italic"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Courier New1" fo:font-size="13pt" fo:font-style="normal" fo:text-shadow="none" style:text-underline-style="none" fo:font-weight="normal" style:letter-kerning="true" style:font-name-asian="Courier New1" style:font-size-asian="13pt" style:font-style-asian="normal" style:font-weight-asian="normal" style:font-name-complex="Courier New1" style:font-size-complex="13pt" style:font-style-complex="normal" style:font-weight-complex="normal" style:text-emphasize="none" style:font-relief="none" style:text-overline-style="none" style:text-overline-color="font-color"/>
    </style:style>
    <style:style style:name="T18" style:family="text">
      <style:text-properties fo:color="#0000ff" style:text-outline="false" style:text-line-through-style="none" style:text-line-through-type="none" style:font-name="Courier New1" fo:font-size="13pt" fo:font-style="normal" fo:text-shadow="none" style:text-underline-style="none" fo:font-weight="normal" style:letter-kerning="true" style:font-name-asian="Courier New1" style:font-size-asian="13pt" style:font-style-asian="normal" style:font-weight-asian="normal" style:font-name-complex="Courier New1" style:font-size-complex="13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Courier New1" fo:font-size="16pt"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20" style:family="text">
      <style:text-properties fo:color="#000080" style:text-outline="false" style:text-line-through-style="none" style:text-line-through-type="none" style:font-name="Courier New1" fo:font-size="12pt" fo:font-style="normal" fo:text-shadow="none" style:text-underline-style="none" fo:font-weight="bold" style:letter-kerning="true" style:font-name-asian="Courier New1" style:font-size-asian="12pt" style:font-style-asian="normal" style:font-weight-asian="bold" style:font-name-complex="Courier New1" style:font-size-complex="12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Courier New1" fo:font-size="12pt" fo:font-style="normal" fo:text-shadow="none" style:text-underline-style="none" fo:font-weight="normal" style:letter-kerning="true" style:font-name-asian="Courier New1" style:font-size-asian="12pt" style:font-style-asian="normal" style:font-weight-asian="normal" style:font-name-complex="Courier New1" style:font-size-complex="12pt" style:font-style-complex="normal" style:font-weight-complex="normal" style:text-emphasize="none" style:font-relief="none" style:text-overline-style="none" style:text-overline-color="font-color"/>
    </style:style>
    <style:style style:name="T22" style:family="text">
      <style:text-properties fo:color="#0000ff" style:text-outline="false" style:text-line-through-style="none" style:text-line-through-type="none" style:font-name="Courier New1" fo:font-size="12pt" fo:font-style="normal" fo:text-shadow="none" style:text-underline-style="none" fo:font-weight="normal" style:letter-kerning="true" style:font-name-asian="Courier New1" style:font-size-asian="12pt" style:font-style-asian="normal" style:font-weight-asian="normal" style:font-name-complex="Courier New1"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Porty + Java</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2" draw:layer="layout" svg:width="20cm" svg:height="2cm" svg:x="1.4cm" svg:y="1.6cm" presentation:class="title" presentation:user-transformed="true">
          <draw:text-box>
            <text:p text:style-name="P1"><text:span text:style-name="T1">Na co? </text:span><text:span text:style-name="T1"><text:line-break/></text:span><text:span text:style-name="T1">Integracja Erlanga z innymi językami programowania</text:span></text:p>
          </draw:text-box>
        </draw:frame>
        <draw:frame presentation:style-name="pr4" draw:layer="layout" svg:width="25.2cm" svg:height="12.179cm" svg:x="1.4cm" svg:y="5cm" presentation:class="outline" presentation:user-transformed="true">
          <draw:text-box>
            <text:list text:style-name="L2">
              <text:list-item>
                <text:p>Erlang posiada różnorodne mechanizmy interoperacyjności</text:p>
              </text:list-item>
              <text:list-item>
                <text:p>Wyróżniamy kilka rodzajów mechanizmów integracyjnych:</text:p>
                <text:list>
                  <text:list-item>
                    <text:p>Wbudowane</text:p>
                    <text:list>
                      <text:list-item>
                        <text:p>Distributed Erlang</text:p>
                      </text:list-item>
                      <text:list-item>
                        <text:p>Porty</text:p>
                      </text:list-item>
                    </text:list>
                  </text:list-item>
                  <text:list-item>
                    <text:p>Biblioteki zewnętrzne (np. Erl_Interface)</text:p>
                    <text:list>
                      <text:list-item>
                        <text:p>C Nodes</text:p>
                      </text:list-item>
                      <text:list-item>
                        <text:p>JInterface</text:p>
                      </text:list-item>
                    </text:list>
                  </text:list-item>
                  <text:list-item>
                    <text:p>Standardowe protokoły komunikacyjne (TCP/IP, UDP, HTTP)</text:p>
                  </text:list-item>
                </text:list>
                <text:p/>
              </text:list-item>
            </text:list>
          </draw:text-box>
        </draw:frame>
        <presentation:notes draw:style-name="dp2">
          <draw:page-thumbnail draw:style-name="gr1" draw:layer="layout" svg:width="13.108cm" svg:height="8.993cm" svg:x="4.24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Co to są porty?</text:p>
          </draw:text-box>
        </draw:frame>
        <draw:frame presentation:style-name="pr4" draw:layer="layout" svg:width="25.2cm" svg:height="12.179cm" svg:x="1.4cm" svg:y="5cm" presentation:class="outline">
          <draw:text-box>
            <text:list text:style-name="L2">
              <text:list-item>
                <text:p>Jeden z najbardziej podstawowych mechanizmów komunikacji</text:p>
              </text:list-item>
              <text:list-item>
                <text:p>Interfejs oparty na komunikacji strumieniem bajtowym</text:p>
              </text:list-item>
              <text:list-item>
                <text:p>Po stworzeniu portu komunikujemy się z zewnętrznym program wysyłając I odbierając listy bajtów</text:p>
              </text:list-item>
              <text:list-item>
                <text:p>Takie rozwiązanie wymusza enkodowanie I dekodowanie przenoszonych informacji</text:p>
              </text:list-item>
              <text:list-item>
                <text:p>Implementacja portów zależna od środowiska </text:p>
              </text:list-item>
            </text:list>
          </draw:text-box>
        </draw:frame>
        <presentation:notes draw:style-name="dp2">
          <draw:page-thumbnail draw:style-name="gr1" draw:layer="layout" svg:width="13.108cm" svg:height="8.993cm" svg:x="4.24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Co to są porty?</text:p>
          </draw:text-box>
        </draw:frame>
        <draw:custom-shape draw:style-name="gr2" draw:text-style-name="P3" draw:layer="layout" svg:width="7.366cm" svg:height="5.08cm" svg:x="2.286cm" svg:y="4.242cm">
          <text:p text:style-name="P3">ERTS</text:p>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3" draw:text-style-name="P1" draw:layer="layout" svg:width="9.144cm" svg:height="5.08cm" svg:x="11.938cm" svg:y="4.242cm">
          <text:p text:style-name="P1">Program zewnętrzny</text:p>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 draw:text-style-name="P1" xml:id="id1" draw:id="id1" draw:layer="layout" svg:width="2.286cm" svg:height="2.286cm" svg:x="4.064cm" svg:y="5.766cm">
          <text:p text:style-name="P1">Proces</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path draw:style-name="gr5" draw:text-style-name="P1" draw:layer="layout" svg:width="2.286cm" svg:height="2.286cm" svg:x="8.382cm" svg:y="5.766cm" svg:viewBox="0 0 2287 2287" svg:d="M1143 0l120 6 115 17 111 27 106 37 100 48 94 56 88 65 81 73 72 80 65 88 56 94 48 100 37 106 27 111 17 115 6 120-6 120-17 115-27 111-37 106-48 100-56 94-65 88-72 81-81 72-88 65-94 56-100 48-106 37-111 27-115 17-120 6-120-6-115-17-111-27-106-37-100-48-94-56-88-65-80-72-73-81-65-88-56-94-48-100-37-106-27-111-17-115-6-120 6-120 17-115 27-111 37-106 48-100 56-94 65-88 73-80 80-73 88-65 94-56 100-48 106-37 111-27 115-17zM0 0zM2287 2287z">
            <text:p/>
          </draw:path>
          <draw:path draw:style-name="gr6" draw:text-style-name="P1" draw:layer="layout" svg:width="0.337cm" svg:height="0.436cm" svg:x="8.995cm" svg:y="6.693cm" svg:viewBox="0 0 338 437" svg:d="M338 132v15l-2 14-2 7-1 7-2 6-3 6-2 6-3 6-4 6-3 5-4 6-5 5-4 5-5 4-5 5-6 4-5 4-6 3-6 4-7 3-13 5-14 4-15 3-16 1-17 1h-129v170h-59v-437h184l18 1 17 1 16 3 14 4 14 4 7 3 6 3 6 4 5 3 6 4 5 4 5 5 4 5 5 4 4 5 3 6 4 5 3 6 2 6 3 6 2 7 1 6 2 7 2 14zM279 132l-1-10-1-10-2-9-3-8-3-8-5-7-5-6-6-6-6-5-8-4-8-4-9-3-10-2-11-2-12-1h-12-118v173h120 12l12-1 10-2 10-3 9-3 8-3 7-5 7-5 6-6 5-6 4-8 4-8 2-8 2-9 1-10z">
            <text:p/>
          </draw:path>
          <draw:path draw:style-name="gr6" draw:text-style-name="P1" draw:layer="layout" svg:width="0.299cm" svg:height="0.347cm" svg:x="9.392cm" svg:y="6.788cm" svg:viewBox="0 0 300 348" svg:d="M300 174l-1 21-2 20-3 18-4 18-5 15-4 8-3 7-4 6-4 6-4 6-5 6-5 5-5 5-6 5-6 4-6 4-6 3-7 3-7 3-7 3-7 2-16 3-17 2-18 1-17-1-17-2-8-1-8-2-7-3-7-2-7-3-6-4-7-3-6-4-5-5-6-4-5-5-4-6-5-6-4-6-4-6-4-7-3-7-3-7-6-16-4-16-3-18-1-20-1-20 1-21 1-20 3-18 4-17 6-16 6-14 8-13 9-12 10-10 11-9 12-7 14-6 14-5 16-3 17-2 18-1 19 1 17 2 16 3 8 2 7 3 7 2 7 4 6 3 6 4 5 4 6 4 5 5 4 5 5 6 4 6 4 6 3 6 4 7 3 8 5 15 4 17 2 19 2 20zM241 174v-17l-1-16-2-14-2-13-3-12-3-11-3-5-2-5-2-4-3-4-2-4-3-4-3-3-4-3-3-3-4-3-4-2-4-2-5-2-4-2-5-1-5-1-11-2h-12l-12 1-11 1-5 1-5 2-4 1-5 2-4 2-4 3-4 2-4 3-3 3-4 4-3 3-3 4-2 4-3 5-2 4-2 6-4 10-3 12-2 14-2 14-1 15v17 16l1 15 2 14 2 13 3 12 4 11 4 10 3 4 2 5 3 4 3 3 3 4 3 3 4 3 4 3 4 2 4 3 4 2 5 1 4 2 5 1 5 1h6l11 1 12-1 11-1 5-1 5-2 5-1 5-2 4-2 4-3 4-2 4-3 3-3 4-4 3-3 3-4 2-5 3-4 2-5 2-5 4-11 3-12 2-13 2-14 1-16z">
            <text:p/>
          </draw:path>
          <draw:polygon draw:style-name="gr6" draw:text-style-name="P1" draw:layer="layout" svg:width="0.157cm" svg:height="0.341cm" svg:x="9.76cm" svg:y="6.788cm" svg:viewBox="0 0 158 342" draw:points="2,342 2,85 0,7 53,7 55,75 56,75 60,64 63,55 67,46 71,38 75,32 79,25 83,20 85,18 87,16 89,14 92,12 94,10 97,9 99,7 102,6 108,4 114,2 121,1 128,0 136,0 139,0 141,0 144,0 147,1 150,1 153,2 158,3 158,54 156,54 152,53 149,52 145,52 138,51 129,51 124,51 120,52 116,52 112,53 109,54 105,55 102,57 98,59 95,61 92,63 89,65 86,68 83,71 81,74 78,77 76,81 72,89 68,98 65,107 62,118 60,129 59,141 58,153 58,167 58,342">
            <text:p/>
          </draw:polygon>
          <draw:polygon draw:style-name="gr6" draw:text-style-name="P1" draw:layer="layout" svg:width="0.161cm" svg:height="0.414cm" svg:x="9.938cm" svg:y="6.72cm" svg:viewBox="0 0 162 415" draw:points="162,408 155,409 148,411 141,412 134,413 127,414 120,415 113,415 106,415 97,415 90,414 83,412 76,410 70,408 65,404 60,400 55,396 52,391 48,385 45,379 43,372 41,365 40,357 39,348 39,339 39,116 0,116 0,75 41,75 57,0 95,0 95,75 156,75 156,116 95,116 95,327 95,333 95,339 96,343 97,348 98,352 98,354 99,355 100,357 101,359 101,360 102,361 103,362 105,364 106,365 107,366 108,366 110,367 112,368 113,369 115,369 117,370 121,370 125,371 130,371 133,371 136,371 143,370 152,369 162,367">
            <text:p/>
          </draw:polygon>
        </draw:g>
        <draw:connector draw:style-name="gr7" draw:text-style-name="P1" draw:layer="layout" svg:x1="6.35cm" svg:y1="6.909cm" svg:x2="8.382cm" svg:y2="6.909cm" draw:start-shape="id1" draw:start-glue-point="10" draw:end-shape="id2" draw:end-glue-point="3" svg:d="M6350 6909h2032" svg:viewBox="0 0 2033 1">
          <text:p/>
        </draw:connector>
        <draw:line draw:style-name="gr8" draw:text-style-name="P1" draw:layer="layout" svg:x1="10.669cm" svg:y1="6.528cm" svg:x2="12.955cm" svg:y2="6.528cm">
          <text:p/>
        </draw:line>
        <draw:line draw:style-name="gr8" draw:text-style-name="P1" draw:layer="layout" svg:x1="12.954cm" svg:y1="7.29cm" svg:x2="10.668cm" svg:y2="7.29cm">
          <text:p/>
        </draw:line>
        <draw:frame presentation:style-name="pr4" draw:layer="layout" svg:width="25.2cm" svg:height="9.385cm" svg:x="1.524cm" svg:y="9.665cm" presentation:class="outline" presentation:user-transformed="true">
          <draw:text-box>
            <text:list text:style-name="L2">
              <text:list-item>
                <text:p>Proces tworzący port nazywany jest właścicielem portu (port owner)</text:p>
              </text:list-item>
              <text:list-item>
                <text:p>Cała komunikacja odbywa się przez port ownera</text:p>
              </text:list-item>
              <text:list-item>
                <text:p>Jeśli padnie port owner pada połączenie z programem</text:p>
              </text:list-item>
            </text:list>
          </draw:text-box>
        </draw:frame>
        <presentation:notes draw:style-name="dp2">
          <draw:page-thumbnail draw:style-name="gr1" draw:layer="layout" svg:width="13.108cm" svg:height="8.993cm" svg:x="4.24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Tworzenie portu</text:p>
          </draw:text-box>
        </draw:frame>
        <draw:frame presentation:style-name="pr4" draw:layer="layout" svg:width="25.2cm" svg:height="12.179cm" svg:x="1.4cm" svg:y="5cm" presentation:class="outline" presentation:user-transformed="true">
          <draw:text-box>
            <text:list text:style-name="L2">
              <text:list-item>
                <text:p>open_port(PortName, PortSettings)</text:p>
                <text:list>
                  <text:list-item>
                    <text:p>Działa trochę jak tworzenie nowego procesu. Wywołanie BIFa zwraca port identifier, który tak jak PID możemy zlinkować z innym procesem albo zarejestrować, wysyłanie wiadomości w tradycyjny sposób</text:p>
                    <text:list>
                      <text:list-item>
                        <text:p>PortName – {spawn, Command}</text:p>
                      </text:list-item>
                      <text:list-item>
                        <text:p>PortSettings – lista ustawień dla portu<text:line-break/>zazwyczaj składa się przynajmniej z tupla:<text:line-break/>{packet, N}, N=1,2 lub 4</text:p>
                      </text:list-item>
                    </text:list>
                  </text:list-item>
                </text:list>
                <text:p/>
              </text:list-item>
            </text:list>
          </draw:text-box>
        </draw:frame>
        <presentation:notes draw:style-name="dp2">
          <draw:page-thumbnail draw:style-name="gr1" draw:layer="layout" svg:width="13.108cm" svg:height="8.993cm" svg:x="4.24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rotokół wiadomości</text:p>
          </draw:text-box>
        </draw:frame>
        <draw:frame presentation:style-name="pr4" draw:layer="layout" svg:width="25.2cm" svg:height="12.179cm" svg:x="1.4cm" svg:y="5cm" presentation:class="outline">
          <draw:text-box>
            <text:list text:style-name="L2">
              <text:list-item>
                <text:p>Do portu wysyłamy wiadomości tak jak do procesu</text:p>
                <text:list>
                  <text:list-item>
                    <text:p>{Pid, {command, Data}}</text:p>
                  </text:list-item>
                  <text:list-item>
                    <text:p>{Pid, close}</text:p>
                  </text:list-item>
                  <text:list-item>
                    <text:p>{Pid, {connect, NewPid}}</text:p>
                  </text:list-item>
                </text:list>
              </text:list-item>
              <text:list-item>
                <text:p>Z portu możemy otrzymać wiadomości:</text:p>
                <text:list>
                  <text:list-item>
                    <text:p>{Port, {data, Data}}</text:p>
                  </text:list-item>
                  <text:list-item>
                    <text:p>{Port, closed}</text:p>
                  </text:list-item>
                  <text:list-item>
                    <text:p>{Port, connected}</text:p>
                  </text:list-item>
                  <text:list-item>
                    <text:p>{'EXIT', Port, Reason}</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presentation:user-transformed="true">
          <draw:text-box>
            <text:p>Alternatywa komunikacyjna</text:p>
          </draw:text-box>
        </draw:frame>
        <draw:frame presentation:style-name="pr4" draw:layer="layout" svg:width="25.2cm" svg:height="12.179cm" svg:x="1.4cm" svg:y="5cm" presentation:class="outline">
          <draw:text-box>
            <text:list text:style-name="L2">
              <text:list-item>
                <text:p>port_command(Port,Data)</text:p>
              </text:list-item>
              <text:list-item>
                <text:p>port_close(Port)</text:p>
              </text:list-item>
              <text:list-item>
                <text:p>port_connect(Port,NewPid)</text:p>
              </text:list-item>
              <text:list-item>
                <text:p>erlang:port_info(Port,Item)</text:p>
              </text:list-item>
              <text:list-item>
                <text:p>erlang:ports()</text:p>
              </text:list-item>
            </text:list>
          </draw:text-box>
        </draw:frame>
        <presentation:notes draw:style-name="dp2">
          <draw:page-thumbnail draw:style-name="gr1" draw:layer="layout" svg:width="13.108cm" svg:height="8.993cm" svg:x="4.24cm" svg:y="2.351cm" draw:page-number="7" presentation:class="page"/>
          <draw:frame presentation:style-name="pr5"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8.97cm" svg:x="1.4cm" svg:y="5cm" presentation:class="outline" presentation:user-transformed="true">
          <draw:text-box>
            <text:p text:style-name="P4"><text:span text:style-name="T2">start(</text:span><text:span text:style-name="T3">ProgramName</text:span><text:span text:style-name="T4">) -&gt;</text:span><text:span text:style-name="T4"><text:line-break/></text:span><text:span text:style-name="T4"> <text:s/>spawn(?</text:span><text:span text:style-name="T3">MODULE</text:span><text:span text:style-name="T4">, init, [</text:span><text:span text:style-name="T3">ProgramName</text:span><text:span text:style-name="T4">])</text:span><text:span text:style-name="T5">. </text:span><text:span text:style-name="T6"><text:line-break/></text:span><text:span text:style-name="T6"><text:line-break/></text:span><text:span text:style-name="T4">init(</text:span><text:span text:style-name="T3">ProgramName</text:span><text:span text:style-name="T4">) -&gt; </text:span><text:span text:style-name="T6"><text:line-break/></text:span><text:span text:style-name="T6"> <text:s/></text:span><text:span text:style-name="T4">register(problem, self()),</text:span><text:span text:style-name="T4"><text:line-break/></text:span><text:span text:style-name="T4"> <text:s/>process_flag(trap_exit, true),</text:span><text:span text:style-name="T4"><text:line-break/></text:span><text:span text:style-name="T4"> <text:s/></text:span><text:span text:style-name="T3">Port </text:span><text:span text:style-name="T4">= open_port({spawn, </text:span><text:span text:style-name="T3">ProgramName</text:span><text:span text:style-name="T4">}, [{packet, </text:span><text:span text:style-name="T7">2</text:span><text:span text:style-name="T4">}]), </text:span><text:span text:style-name="T6"><text:line-break/></text:span><text:span text:style-name="T6"> <text:s/></text:span><text:span text:style-name="T4">loop(</text:span><text:span text:style-name="T3">Port</text:span><text:span text:style-name="T4">)</text:span><text:span text:style-name="T5">.</text:span></text:p>
            <text:p text:style-name="P4"><text:span text:style-name="T5"/></text:p>
            <text:p text:style-name="P4"><text:span text:style-name="T5"/></text:p>
            <text:p text:style-name="P4"><text:span text:style-name="T5"><text:s/></text:span></text:p>
            <text:p text:style-name="P4"><text:span text:style-name="T8"/></text:p>
            <text:p text:style-name="P4"><text:span text:style-name="T8"/></text:p>
            <text:p text:style-name="P4"><text:span text:style-name="T8"/></text:p>
          </draw:text-box>
        </draw:frame>
        <draw:frame presentation:style-name="pr4" draw:layer="layout" svg:width="23.876cm" svg:height="8.115cm" svg:x="1.778cm" svg:y="11.176cm" presentation:class="outline" presentation:user-transformed="true">
          <draw:text-box>
            <text:list text:style-name="L2">
              <text:list-header>
                <text:p>Port tworzymy używając BIFa open_port/2. Jako pierwszy argument przekazujemy krotkę z nazwą programu, a dwugim parametrem jest lista opcji dla portu – u nas jedynie opcja wskazująca na wielkość przesyłanego pakietu.</text:p>
              </text:list-header>
            </text:list>
          </draw:text-box>
        </draw:frame>
        <presentation:notes draw:style-name="dp2">
          <draw:page-thumbnail draw:style-name="gr1" draw:layer="layout" svg:width="13.108cm" svg:height="8.993cm" svg:x="4.24cm" svg:y="2.351cm" draw:page-number="8" presentation:class="page"/>
          <draw:frame presentation:style-name="pr5"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loop(</text:span><text:span text:style-name="T3">Port</text:span><text:span text:style-name="T4">) -&gt; </text:span><text:span text:style-name="T6"><text:line-break/></text:span><text:span text:style-name="T6"> <text:s/></text:span><text:span text:style-name="T5">receive</text:span><text:span text:style-name="T5"><text:line-break/></text:span><text:span text:style-name="T5"> <text:s text:c="3"/></text:span><text:span text:style-name="T4">{call, </text:span><text:span text:style-name="T3">Caller</text:span><text:span text:style-name="T4">, </text:span><text:span text:style-name="T3">Msg</text:span><text:span text:style-name="T4">} -&gt;</text:span><text:span text:style-name="T4"><text:line-break/></text:span><text:span text:style-name="T4"> <text:s text:c="5"/></text:span><text:span text:style-name="T3">Port </text:span><text:span text:style-name="T4">! {self(), {command, encode(</text:span><text:span text:style-name="T3">Msg</text:span><text:span text:style-name="T4">)}}, </text:span><text:span text:style-name="T6"><text:line-break/></text:span><text:span text:style-name="T6"> <text:s text:c="5"/></text:span><text:span text:style-name="T5">receive</text:span><text:span text:style-name="T5"><text:line-break/></text:span><text:span text:style-name="T5"> <text:s text:c="7"/></text:span><text:span text:style-name="T4">{</text:span><text:span text:style-name="T3">Port</text:span><text:span text:style-name="T4">, {data, </text:span><text:span text:style-name="T3">Data</text:span><text:span text:style-name="T4">}} -&gt;</text:span><text:span text:style-name="T4"><text:line-break/></text:span><text:span text:style-name="T4"> <text:s text:c="9"/></text:span><text:span text:style-name="T3">Caller </text:span><text:span text:style-name="T4">! {complex, decode(</text:span><text:span text:style-name="T3">Data</text:span><text:span text:style-name="T4">)}</text:span><text:span text:style-name="T6"><text:line-break/></text:span><text:span text:style-name="T6"> <text:s text:c="5"/></text:span><text:span text:style-name="T9">end</text:span><text:span text:style-name="T10">,</text:span><text:span text:style-name="T10"><text:line-break/></text:span><text:span text:style-name="T10"> <text:s text:c="5"/>loop(</text:span><text:span text:style-name="T11">Port</text:span><text:span text:style-name="T10">)</text:span><text:span text:style-name="T10"><text:line-break/></text:span><text:span text:style-name="T10"> <text:s/></text:span><text:span text:style-name="T9">end.</text:span></text:p>
          </draw:text-box>
        </draw:frame>
        <draw:frame presentation:style-name="pr4" draw:layer="layout" svg:width="24.638cm" svg:height="7.099cm" svg:x="1.27cm" svg:y="11.684cm" presentation:class="outline" presentation:user-transformed="true">
          <draw:text-box>
            <text:list text:style-name="L2">
              <text:list-header>
                <text:p>Stanem pętli jest PID portu utworzonego przez ten proces. Oczekujemy na wiadomość do realizacji jakiejś funkcji zewnętrznej. Funkcję tę można byłoby wywołać spoza procesu tworzącego port, ale jest to nieładne.</text:p>
                <text:p>Po odebraniu wiadomości czekamy na dane od portu.</text:p>
                <text:p>Wiadomości kodujemy, dane dekodujemy do odpowiedniego formatu.</text:p>
              </text:list-header>
            </text:list>
          </draw:text-box>
        </draw:frame>
        <presentation:notes draw:style-name="dp2">
          <draw:page-thumbnail draw:style-name="gr1" draw:layer="layout" svg:width="13.108cm" svg:height="8.993cm" svg:x="4.24cm" svg:y="2.351cm" draw:page-number="9" presentation:class="page"/>
          <draw:frame presentation:style-name="pr5"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encode({multiplicate, </text:span><text:span text:style-name="T3">Num</text:span><text:span text:style-name="T4">}) -&gt; [</text:span><text:span text:style-name="T7">1</text:span><text:span text:style-name="T4">, </text:span><text:span text:style-name="T3">Num</text:span><text:span text:style-name="T4">];</text:span><text:span text:style-name="T6"><text:line-break/></text:span><text:span text:style-name="T4">encode({divide, </text:span><text:span text:style-name="T3">Num</text:span><text:span text:style-name="T4">}) -&gt; [</text:span><text:span text:style-name="T7">2</text:span><text:span text:style-name="T4">, </text:span><text:span text:style-name="T3">Num</text:span><text:span text:style-name="T4">]</text:span><text:span text:style-name="T5">.</text:span><text:span text:style-name="T5"><text:line-break/></text:span><text:span text:style-name="T5"><text:line-break/></text:span><text:span text:style-name="T4">decode([</text:span><text:span text:style-name="T3">Int</text:span><text:span text:style-name="T4">]) -&gt; </text:span><text:span text:style-name="T3">Int</text:span><text:span text:style-name="T5">. <text:s text:c="4"/></text:span></text:p>
          </draw:text-box>
        </draw:frame>
        <draw:frame presentation:style-name="pr4" draw:layer="layout" svg:width="24.638cm" svg:height="7.099cm" svg:x="1.27cm" svg:y="9.411cm" presentation:class="outline" presentation:user-transformed="true">
          <draw:text-box>
            <text:list text:style-name="L2">
              <text:list-header>
                <text:p>Używane przez nas bardzo proste enkodery/dekodery wiadomości erlangowych - binarnych</text:p>
              </text:list-header>
            </text:list>
          </draw:text-box>
        </draw:frame>
        <presentation:notes draw:style-name="dp2">
          <draw:page-thumbnail draw:style-name="gr1" draw:layer="layout" svg:width="13.108cm" svg:height="8.993cm" svg:x="4.24cm" svg:y="2.351cm" draw:page-number="10" presentation:class="page"/>
          <draw:frame presentation:style-name="pr5"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Przykład użycia</text:p>
          </draw:text-box>
        </draw:frame>
        <draw:frame presentation:style-name="pr4" draw:text-style-name="P5" draw:layer="layout" svg:width="25.2cm" svg:height="12.179cm" svg:x="1.4cm" svg:y="5cm" presentation:class="outline">
          <draw:text-box>
            <text:p text:style-name="P4"><text:span text:style-name="T2">multiplicate(</text:span><text:span text:style-name="T3">Num</text:span><text:span text:style-name="T4">) -&gt; </text:span><text:span text:style-name="T6"><text:line-break/></text:span><text:span text:style-name="T6"> <text:s/></text:span><text:span text:style-name="T4">call_port({multiplicate, </text:span><text:span text:style-name="T3">Num</text:span><text:span text:style-name="T4">})</text:span><text:span text:style-name="T5">.</text:span><text:span text:style-name="T5"><text:line-break/></text:span><text:span text:style-name="T4">divide(</text:span><text:span text:style-name="T3">Num</text:span><text:span text:style-name="T4">) -&gt; </text:span><text:span text:style-name="T6"><text:line-break/></text:span><text:span text:style-name="T6"> <text:s/></text:span><text:span text:style-name="T4">call_port({divide, </text:span><text:span text:style-name="T3">Num</text:span><text:span text:style-name="T4">})</text:span><text:span text:style-name="T5">.</text:span><text:span text:style-name="T5"><text:line-break/></text:span><text:span text:style-name="T5"><text:line-break/></text:span><text:span text:style-name="T4">call_port(</text:span><text:span text:style-name="T3">Msg</text:span><text:span text:style-name="T4">) -&gt; </text:span><text:span text:style-name="T6"><text:line-break/></text:span><text:span text:style-name="T6"> <text:s/></text:span><text:span text:style-name="T4">problem ! {call, self(), </text:span><text:span text:style-name="T3">Msg</text:span><text:span text:style-name="T4">},</text:span><text:span text:style-name="T4"><text:line-break/></text:span><text:span text:style-name="T4"> <text:s/></text:span><text:span text:style-name="T5">receive</text:span><text:span text:style-name="T5"><text:line-break/></text:span><text:span text:style-name="T5"> <text:s text:c="3"/></text:span><text:span text:style-name="T4">{problem, </text:span><text:span text:style-name="T3">Result</text:span><text:span text:style-name="T4">} -&gt; </text:span><text:span text:style-name="T3">Result </text:span><text:span text:style-name="T6"><text:line-break/></text:span><text:span text:style-name="T6"> <text:s/></text:span><text:span text:style-name="T9">end.</text:span></text:p>
          </draw:text-box>
        </draw:frame>
        <draw:frame presentation:style-name="pr4" draw:layer="layout" svg:width="24.638cm" svg:height="7.099cm" svg:x="1.016cm" svg:y="12.713cm" presentation:class="outline" presentation:user-transformed="true">
          <draw:text-box>
            <text:list text:style-name="L2">
              <text:list-header>
                <text:p>Funkcjonalność w postaci funkcji Erlangowych, które można wywołać. Funkcja call_port wysyła to procesu, który stworzył port odpowiednio zformatowaną wiadomość.</text:p>
              </text:list-header>
            </text:list>
          </draw:text-box>
        </draw:frame>
        <presentation:notes draw:style-name="dp2">
          <draw:page-thumbnail draw:style-name="gr1" draw:layer="layout" svg:width="13.108cm" svg:height="8.993cm" svg:x="4.24cm" svg:y="2.351cm" draw:page-number="11" presentation:class="page"/>
          <draw:frame presentation:style-name="pr5"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Kiedy używać?</text:p>
          </draw:text-box>
        </draw:frame>
        <draw:frame presentation:style-name="pr4" draw:layer="layout" svg:width="25.2cm" svg:height="12.179cm" svg:x="1.4cm" svg:y="5cm" presentation:class="outline" presentation:user-transformed="true">
          <draw:text-box>
            <text:list text:style-name="L2">
              <text:list-item>
                <text:p>Kiedy zarówno program napisany w Erlangu jak I ten drugi jest uruchamiany na tej samej maszynie</text:p>
              </text:list-item>
              <text:list-item>
                <text:p>Kiedy potrzebna interoperacyjność w prostych sytuacjach</text:p>
              </text:list-item>
              <text:list-item>
                <text:p>Wadą jest konieczność enkodowania I dekodowania informacji</text:p>
              </text:list-item>
            </text:list>
          </draw:text-box>
        </draw:frame>
        <presentation:notes draw:style-name="dp2">
          <draw:page-thumbnail draw:style-name="gr1" draw:layer="layout" svg:width="13.108cm" svg:height="8.993cm" svg:x="4.24cm" svg:y="2.351cm" draw:page-number="12" presentation:class="page"/>
          <draw:frame presentation:style-name="pr5"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presentation:user-transformed="true">
          <draw:text-box>
            <text:p>Kod w Javie</text:p>
          </draw:text-box>
        </draw:frame>
        <draw:frame presentation:style-name="pr4" draw:text-style-name="P5" draw:layer="layout" svg:width="25.2cm" svg:height="12.179cm" svg:x="1.4cm" svg:y="5cm" presentation:class="outline" presentation:user-transformed="true">
          <draw:text-box>
            <text:p text:style-name="P6"><text:span text:style-name="T12">public static void </text:span><text:span text:style-name="T13">main(String[] args) </text:span><text:span text:style-name="T12">throws </text:span><text:span text:style-name="T13">IOException {</text:span><text:span text:style-name="T13"><text:line-break/></text:span><text:span text:style-name="T13"> <text:s text:c="3"/></text:span><text:span text:style-name="T12">int </text:span><text:span text:style-name="T13">fn, arg, res = -</text:span><text:span text:style-name="T14">1</text:span><text:span text:style-name="T13">;</text:span><text:span text:style-name="T13"><text:line-break/></text:span><text:span text:style-name="T13"> <text:s text:c="3"/></text:span><text:span text:style-name="T12">byte</text:span><text:span text:style-name="T13">[] buf = </text:span><text:span text:style-name="T12">new byte</text:span><text:span text:style-name="T13">[</text:span><text:span text:style-name="T14">100</text:span><text:span text:style-name="T13">];</text:span><text:span text:style-name="T13"><text:line-break/></text:span><text:span text:style-name="T13"><text:line-break/></text:span><text:span text:style-name="T13"> <text:s text:c="3"/></text:span><text:span text:style-name="T12">while </text:span><text:span text:style-name="T13">(readLine(buf) &gt; </text:span><text:span text:style-name="T14">0</text:span><text:span text:style-name="T13">) {</text:span><text:span text:style-name="T13"><text:line-break/></text:span><text:span text:style-name="T13"> <text:s text:c="7"/>fn = buf[</text:span><text:span text:style-name="T14">0</text:span><text:span text:style-name="T13">];</text:span><text:span text:style-name="T13"><text:line-break/></text:span><text:span text:style-name="T13"> <text:s text:c="7"/>arg = buf[</text:span><text:span text:style-name="T14">1</text:span><text:span text:style-name="T13">];</text:span><text:span text:style-name="T13"><text:line-break/></text:span><text:span text:style-name="T13"><text:line-break/></text:span><text:span text:style-name="T13"> <text:s text:c="7"/></text:span><text:span text:style-name="T12">if </text:span><text:span text:style-name="T13">(fn == </text:span><text:span text:style-name="T14">1</text:span><text:span text:style-name="T13">) {</text:span><text:span text:style-name="T13"><text:line-break/></text:span><text:span text:style-name="T13"> <text:s text:c="11"/>res = foo(arg);</text:span><text:span text:style-name="T13"><text:line-break/></text:span><text:span text:style-name="T13"> <text:s text:c="7"/>} </text:span><text:span text:style-name="T12">else if </text:span><text:span text:style-name="T13">(fn == </text:span><text:span text:style-name="T14">2</text:span><text:span text:style-name="T13">) {</text:span><text:span text:style-name="T13"><text:line-break/></text:span><text:span text:style-name="T13"> <text:s text:c="11"/>res = bar(arg);</text:span><text:span text:style-name="T13"><text:line-break/></text:span><text:span text:style-name="T13"> <text:s text:c="7"/>}</text:span><text:span text:style-name="T13"><text:line-break/></text:span><text:span text:style-name="T13"><text:line-break/></text:span><text:span text:style-name="T13"> <text:s text:c="7"/>buf[</text:span><text:span text:style-name="T14">0</text:span><text:span text:style-name="T13">] = (</text:span><text:span text:style-name="T12">byte</text:span><text:span text:style-name="T15">)res;</text:span><text:span text:style-name="T16"><text:line-break/></text:span><text:span text:style-name="T16"> <text:s text:c="7"/></text:span><text:span text:style-name="T17">writeLine(buf, </text:span><text:span text:style-name="T18">1</text:span><text:span text:style-name="T17">);</text:span><text:span text:style-name="T17"><text:line-break/></text:span><text:span text:style-name="T17"> <text:s text:c="3"/>}</text:span><text:span text:style-name="T17"><text:line-break/></text:span><text:span text:style-name="T17">}</text:span></text:p>
            <text:p text:style-name="P6"><text:span text:style-name="T19"/></text:p>
            <text:p text:style-name="P6"><text:span text:style-name="T20">private static int </text:span><text:span text:style-name="T21">foo(</text:span><text:span text:style-name="T20">int </text:span><text:span text:style-name="T21">arg) {</text:span><text:span text:style-name="T21"><text:line-break/></text:span><text:span text:style-name="T21"> <text:s text:c="3"/></text:span><text:span text:style-name="T20">return </text:span><text:span text:style-name="T21">arg*</text:span><text:span text:style-name="T22">2</text:span><text:span text:style-name="T21">;</text:span><text:span text:style-name="T21"><text:line-break/></text:span><text:span text:style-name="T21">}</text:span><text:span text:style-name="T21"><text:line-break/></text:span><text:span text:style-name="T20">private static int </text:span><text:span text:style-name="T21">bar(</text:span><text:span text:style-name="T20">int </text:span><text:span text:style-name="T21">arg) {</text:span><text:span text:style-name="T21"><text:line-break/></text:span><text:span text:style-name="T21"> <text:s text:c="3"/></text:span><text:span text:style-name="T20">return </text:span><text:span text:style-name="T21">arg/</text:span><text:span text:style-name="T22">2</text:span><text:span text:style-name="T21">;</text:span><text:span text:style-name="T21"><text:line-break/></text:span><text:span text:style-name="T21">}</text:span></text:p>
          </draw:text-box>
        </draw:frame>
        <presentation:notes draw:style-name="dp2">
          <draw:page-thumbnail draw:style-name="gr1" draw:layer="layout" svg:width="13.108cm" svg:height="8.993cm" svg:x="4.24cm" svg:y="2.351cm" draw:page-number="13"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19:02:02.012000000</meta:creation-date>
    <dc:date>2015-01-29T11:07:50.759000000</dc:date>
    <meta:editing-duration>PT1H1M19S</meta:editing-duration>
    <meta:editing-cycles>12</meta:editing-cycles>
    <meta:generator>LibreOffice/4.3.2.2$Windows_x86 LibreOffice_project/edfb5295ba211bd31ad47d0bad0118690f76407d</meta:generator>
    <meta:document-statistic meta:object-count="100"/>
  </office:meta>
</office:document-meta>
</file>